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cyrillic-ext */</text:p>
      <text:p text:style-name="P1">@font-face {</text:p>
      <text:p text:style-name="P2"><text:s text:c="2"/><text:span text:style-name="T1">font-family: 'Open Sans';</text:span></text:p>
      <text:p text:style-name="P2"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K88pR3goAWT7BTt32Z01mxJtnKITppOI_IvcXXDNrsc.woff2) format('woff2');</text:span></text:p>
      <text:p text:style-name="P2"><text:s text:c="2"/><text:span text:style-name="T1">unicode-range: U+0460-052F, U+20B4, U+2DE0-2DFF, U+A640-A69F;</text:span></text:p>
      <text:p text:style-name="P1">}</text:p>
      <text:p text:style-name="P1">/* cyrillic */</text:p>
      <text:p text:style-name="P1">@font-face {</text:p>
      <text:p text:style-name="P2"><text:s text:c="2"/><text:span text:style-name="T1">font-family: 'Open Sans';</text:span></text:p>
      <text:p text:style-name="P2"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RjgO7rYTmqiVp7vzi-Q5URJtnKITppOI_IvcXXDNrsc.woff2) format('woff2');</text:span></text:p>
      <text:p text:style-name="P2"><text:s text:c="2"/><text:span text:style-name="T1">unicode-range: U+0400-045F, U+0490-0491, U+04B0-04B1, U+2116;</text:span></text:p>
      <text:p text:style-name="P1">}</text:p>
      <text:p text:style-name="P1">/* greek-ext */</text:p>
      <text:p text:style-name="P1">@font-face {</text:p>
      <text:p text:style-name="P2"><text:s text:c="2"/><text:span text:style-name="T1">font-family: 'Open Sans';</text:span></text:p>
      <text:p text:style-name="P2"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LWCjsQkB6EMdfHrEVqA1KRJtnKITppOI_IvcXXDNrsc.woff2) format('woff2');</text:span></text:p>
      <text:p text:style-name="P2"><text:s text:c="2"/><text:span text:style-name="T1">unicode-range: U+1F00-1FFF;</text:span></text:p>
      <text:p text:style-name="P1">}</text:p>
      <text:p text:style-name="P1">/* greek */</text:p>
      <text:p text:style-name="P1">@font-face {</text:p>
      <text:p text:style-name="P2"><text:s text:c="2"/><text:span text:style-name="T1">font-family: 'Open Sans';</text:span></text:p>
      <text:p text:style-name="P2"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xozscpT2726on7jbcb_pAhJtnKITppOI_IvcXXDNrsc.woff2) format('woff2');</text:span></text:p>
      <text:p text:style-name="P2"><text:s text:c="2"/><text:span text:style-name="T1">unicode-range: U+0370-03FF;</text:span></text:p>
      <text:p text:style-name="P1">}</text:p>
      <text:p text:style-name="P1">/* vietnamese */</text:p>
      <text:p text:style-name="P1">@font-face {</text:p>
      <text:p text:style-name="P2"><text:s text:c="2"/><text:span text:style-name="T1">font-family: 'Open Sans';</text:span></text:p>
      <text:p text:style-name="P2"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59ZRklaO5bWGqF5A9baEERJtnKITppOI_IvcXXDNrsc.woff2) format('woff2');</text:span></text:p>
      <text:p text:style-name="P2"><text:s text:c="2"/><text:span text:style-name="T1">unicode-range: U+0102-0103, U+1EA0-1EF9, U+20AB;</text:span></text:p>
      <text:p text:style-name="P1">}</text:p>
      <text:p text:style-name="P1">/* latin-ext */</text:p>
      <text:p text:style-name="P1">@font-face {</text:p>
      <text:p text:style-name="P2"><text:s text:c="2"/><text:span text:style-name="T1">font-family: 'Open Sans';</text:span></text:p>
      <text:p text:style-name="P2"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u-WUoqrET9fUeobQW7jkRRJtnKITppOI_IvcXXDNrsc.woff2) format('woff2');</text:span></text:p>
      <text:p text:style-name="P2"><text:s text:c="2"/><text:span text:style-name="T1">unicode-range: U+0100-024F, U+1E00-1EFF, U+20A0-20AB, U+20AD-20CF, U+2C60-2C7F, U+A720-A7FF;</text:span></text:p>
      <text:p text:style-name="P1">}</text:p>
      <text:p text:style-name="P1">/* latin */</text:p>
      <text:p text:style-name="P1">@font-face {</text:p>
      <text:p text:style-name="P2"><text:s text:c="2"/><text:span text:style-name="T1">font-family: 'Open Sans';</text:span></text:p>
      <text:p text:style-name="P2"><text:soft-page-break/><text:s text:c="2"/><text:span text:style-name="T1">font-style: normal;</text:span></text:p>
      <text:p text:style-name="P2"><text:s text:c="2"/><text:span text:style-name="T1">font-weight: 400;</text:span></text:p>
      <text:p text:style-name="P2"><text:s text:c="2"/><text:span text:style-name="T1">src: local('Open Sans'), local('OpenSans'), url(https://fonts.gstatic.com/s/opensans/v13/cJZKeOuBrn4kERxqtaUH3VtXRa8TVwTICgirnJhmVJw.woff2) format('woff2');</text:span></text:p>
      <text:p text:style-name="P2"><text:s text:c="2"/><text:span text:style-name="T1">unicode-range: U+0000-00FF, U+0131, U+0152-0153, U+02C6, U+02DA, U+02DC, U+2000-206F, U+2074, U+20AC, U+2212, U+2215, U+E0FF, U+EFFD, U+F000;</text:span></text:p>
      <text:p text:style-name="P4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7:55:09.549319120</dc:date>
    <meta:document-statistic meta:table-count="0" meta:image-count="0" meta:object-count="0" meta:page-count="2" meta:paragraph-count="56" meta:word-count="173" meta:character-count="2237" meta:non-whitespace-character-count="2050"/>
    <meta:generator>LibreOffice/4.2.8.2$Linux_X86_64 LibreOffice_project/420m0$Build-2</meta:generator>
  </office:meta>
</office:document-meta>
</file>